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DPDiscoveryService.addNoWait( LateralCacheNoWait noWai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UDPDiscoveryService.getDiscovery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Service.addNoWaitFacade( LateralCacheNoWaitFacade facade , String cach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DPDiscoveryService.shutdow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UDPDiscoveryService.UDPDiscoveryService( String discoveryAddress , int discoveryPort , int servicePort , ICompositeCacheManager cacheMgr , ICacheEventLogger cacheEventLogger , IElementSerializer elementSerializ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UDPDiscoveryService.getServic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Service.setDiscoveryAddress( String discovery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Service.setServicePort( int service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Service.setTcpLateralCacheAttributes( ITCPLateralCacheAttributes tCPLateralCache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Service.serviceRequestBroadca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yThreadFactory.newThread( Runnable ru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DPDiscoveryService.getTcpLateral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Service.getDiscovery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Service.setDiscoveryPort( int discovery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Service.getCach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